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808080" draw:textarea-horizontal-align="justify" draw:textarea-vertical-align="middle" draw:auto-grow-height="false" fo:min-height="0.75cm" fo:min-width="2.499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666666" draw:textarea-horizontal-align="justify" draw:textarea-vertical-align="middle" draw:auto-grow-height="false" fo:min-height="0.75cm" fo:min-width="3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666666" draw:textarea-horizontal-align="justify" draw:textarea-vertical-align="middle" draw:auto-grow-height="false" fo:min-height="1cm" fo:min-width="4.75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937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8" style:family="graphic" style:parent-style-name="standard">
      <style:graphic-properties draw:fill-color="#666666" draw:textarea-horizontal-align="justify" draw:textarea-vertical-align="middle" draw:auto-grow-height="false" fo:min-height="1cm" fo:min-width="4.5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666666" draw:textarea-horizontal-align="justify" draw:textarea-vertical-align="middle" draw:auto-grow-height="false" fo:min-height="1cm" fo:min-width="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666666" draw:textarea-horizontal-align="justify" draw:textarea-vertical-align="middle" draw:auto-grow-height="false" fo:min-height="0.938cm" fo:min-width="4.012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1.25cm" fo:min-width="5.25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666666" draw:textarea-horizontal-align="justify" draw:textarea-vertical-align="middle" draw:auto-grow-height="false" fo:min-height="1.466cm" fo:min-width="2.751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3.25cm" fo:min-width="3.249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6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18" style:family="graphic" style:parent-style-name="objectwithoutfill">
      <style:graphic-properties svg:stroke-color="#000000" draw:marker-end="Arrowheads_20_8" draw:marker-end-width="0.3cm" draw:fill="none" draw:textarea-vertical-align="middle" loext:decorative="false"/>
    </style:style>
    <style:style style:name="gr19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20" style:family="graphic" style:parent-style-name="objectwithoutfill">
      <style:graphic-properties svg:stroke-color="#000000" draw:marker-end="Arrowheads_20_10" draw:marker-end-width="0.3cm" draw:fill="none" draw:textarea-vertical-align="middle" loext:decorative="false"/>
    </style:style>
    <style:style style:name="gr21" style:family="graphic" style:parent-style-name="objectwithoutfill">
      <style:graphic-properties svg:stroke-color="#000000" draw:marker-end="Arrowheads_20_11" draw:marker-end-width="0.3cm" draw:fill="none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26" style:family="graphic" style:parent-style-name="objectwithoutfill">
      <style:graphic-properties svg:stroke-color="#333333" draw:fill="none" draw:fill-color="#000000" draw:textarea-vertical-align="middle" loext:decorative="false"/>
    </style:style>
    <style:style style:name="gr27" style:family="graphic" style:parent-style-name="objectwithoutfill">
      <style:graphic-properties svg:stroke-color="#333333" draw:fill="none" draw:fill-color="#666666" draw:textarea-vertical-align="middle" loext:decorative="false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1.696cm" fo:min-width="2.682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342cm" fo:min-width="2.506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1.164cm" fo:min-width="3.036cm" style:writing-mode="lr-tb" loext:decorative="fals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812cm" fo:min-width="4.45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ffd8ce" draw:textarea-horizontal-align="justify" draw:textarea-vertical-align="middle" draw:auto-grow-height="false" fo:min-height="1.25cm" fo:min-width="8.25cm" loext:decorative="false"/>
      <style:paragraph-properties style:writing-mode="lr-tb"/>
    </style:style>
    <style:style style:name="gr33" style:family="graphic" style:parent-style-name="Default_20_Drawing_20_Style_5f_1">
      <style:graphic-properties svg:stroke-color="#808080" draw:fill-color="#808080" draw:textarea-horizontal-align="justify" draw:textarea-vertical-align="middle" draw:auto-grow-height="false" fo:min-height="0.75cm" fo:min-width="2.499cm" style:writing-mode="lr-tb" loext:decorative="false"/>
      <style:paragraph-properties style:writing-mode="lr-tb"/>
    </style:style>
    <style:style style:name="gr34" style:family="graphic" style:parent-style-name="Default_20_Drawing_20_Style_5f_1">
      <style:graphic-properties draw:fill-color="#666666" draw:textarea-horizontal-align="justify" draw:textarea-vertical-align="middle" draw:auto-grow-height="false" fo:min-height="0.75cm" fo:min-width="3cm" style:writing-mode="lr-tb" loext:decorative="false"/>
      <style:paragraph-properties style:writing-mode="lr-tb"/>
    </style:style>
    <style:style style:name="gr35" style:family="graphic" style:parent-style-name="Default_20_Drawing_20_Style_5f_1">
      <style:graphic-properties draw:fill-color="#666666" draw:textarea-horizontal-align="justify" draw:textarea-vertical-align="middle" draw:auto-grow-height="false" fo:min-height="1cm" fo:min-width="4.75cm" style:writing-mode="lr-tb" loext:decorative="fals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37" style:family="graphic" style:parent-style-name="Default_20_Drawing_20_Style_5f_1">
      <style:graphic-properties draw:stroke="none" svg:stroke-color="#000000" draw:fill="none" draw:fill-color="#ffffff" draw:auto-grow-height="true" draw:auto-grow-width="false" fo:min-height="0.937cm" loext:decorative="false"/>
    </style:style>
    <style:style style:name="gr38" style:family="graphic" style:parent-style-name="Default_20_Drawing_20_Style_5f_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9" style:family="graphic" style:parent-style-name="Default_20_Drawing_20_Style_5f_1">
      <style:graphic-properties draw:fill-color="#666666" draw:textarea-horizontal-align="justify" draw:textarea-vertical-align="middle" draw:auto-grow-height="false" fo:min-height="1cm" fo:min-width="4.5cm" style:writing-mode="lr-tb" loext:decorative="false"/>
      <style:paragraph-properties style:writing-mode="lr-tb"/>
    </style:style>
    <style:style style:name="gr40" style:family="graphic" style:parent-style-name="Default_20_Drawing_20_Style_5f_1">
      <style:graphic-properties draw:fill-color="#666666" draw:textarea-horizontal-align="justify" draw:textarea-vertical-align="middle" draw:auto-grow-height="false" fo:min-height="1cm" fo:min-width="5cm" style:writing-mode="lr-tb" loext:decorative="false"/>
      <style:paragraph-properties style:writing-mode="lr-tb"/>
    </style:style>
    <style:style style:name="gr41" style:family="graphic" style:parent-style-name="Default_20_Drawing_20_Style_5f_1">
      <style:graphic-properties draw:fill-color="#666666" draw:textarea-horizontal-align="justify" draw:textarea-vertical-align="middle" draw:auto-grow-height="false" fo:min-height="0.938cm" fo:min-width="4.012cm" style:writing-mode="lr-tb" loext:decorative="false"/>
      <style:paragraph-properties style:writing-mode="lr-tb"/>
    </style:style>
    <style:style style:name="gr42" style:family="graphic" style:parent-style-name="Default_20_Drawing_20_Style_5f_1">
      <style:graphic-properties draw:fill-color="#666666" draw:textarea-horizontal-align="justify" draw:textarea-vertical-align="middle" draw:auto-grow-height="false" fo:min-height="1.25cm" fo:min-width="5.25cm" style:writing-mode="lr-tb" loext:decorative="false"/>
      <style:paragraph-properties style:writing-mode="lr-tb"/>
    </style:style>
    <style:style style:name="gr43" style:family="graphic" style:parent-style-name="Default_20_Drawing_20_Style_5f_1">
      <style:graphic-properties svg:stroke-color="#000000" draw:fill-color="#666666" draw:textarea-horizontal-align="justify" draw:textarea-vertical-align="middle" draw:auto-grow-height="false" fo:min-height="1.466cm" fo:min-width="2.751cm" style:writing-mode="lr-tb" loext:decorative="false"/>
      <style:paragraph-properties style:writing-mode="lr-tb"/>
    </style:style>
    <style:style style:name="gr44" style:family="graphic" style:parent-style-name="Default_20_Drawing_20_Style_5f_1">
      <style:graphic-properties draw:fill-color="#666666" draw:textarea-horizontal-align="justify" draw:textarea-vertical-align="middle" draw:auto-grow-height="false" fo:min-height="3.25cm" fo:min-width="3.249cm" style:writing-mode="lr-tb" loext:decorative="false"/>
      <style:paragraph-properties style:writing-mode="lr-tb"/>
    </style:style>
    <style:style style:name="gr45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3.249cm" loext:decorative="false"/>
      <style:paragraph-properties style:writing-mode="lr-tb"/>
    </style:style>
    <style:style style:name="gr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2.33cm" loext:decorative="false"/>
      <style:paragraph-properties style:writing-mode="lr-tb"/>
    </style:style>
    <style:style style:name="gr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1cm" fo:min-width="0cm" loext:decorative="false"/>
      <style:paragraph-properties style:writing-mode="lr-tb"/>
    </style:style>
    <style:style style:name="gr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08080"/>
      <style:paragraph-properties fo:text-align="center" style:writing-mode="lr-tb"/>
    </style:style>
    <style:style style:name="P3" style:family="paragraph">
      <loext:graphic-properties draw:fill-color="#666666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loext:graphic-properties draw:fill="none" draw:fill-color="#666666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d8c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99cm" svg:height="1cm" svg:x="9.001cm" svg:y="1cm">
          <text:p text:style-name="P1">User 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8.5cm" svg:y="5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25cm" svg:height="1.25cm" svg:x="7.75cm" svg:y="8cm">
          <text:p text:style-name="P1">Web/App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25cm" svg:y1="2cm" svg:x2="10.25cm" svg:y2="5cm">
          <text:p/>
        </draw:line>
        <draw:line draw:style-name="gr5" draw:text-style-name="P4" draw:layer="layout" svg:x1="10.25cm" svg:y1="6cm" svg:x2="10.25cm" svg:y2="8cm">
          <text:p/>
        </draw:line>
        <draw:frame draw:style-name="gr6" draw:text-style-name="P5" draw:layer="layout" svg:width="0.001cm" svg:height="1.187cm" svg:x="-5.5cm" svg:y="5.5cm">
          <draw:text-box>
            <text:p/>
          </draw:text-box>
        </draw:frame>
        <draw:frame draw:style-name="gr7" draw:text-style-name="P5" draw:layer="layout" svg:width="2.75cm" svg:height="1.673cm" svg:x="11cm" svg:y="6.5cm">
          <draw:text-box>
            <text:p>verified</text:p>
          </draw:text-box>
        </draw:frame>
        <draw:custom-shape draw:style-name="gr8" draw:text-style-name="P3" draw:layer="layout" svg:width="5cm" svg:height="1.25cm" svg:x="1cm" svg:y="19.25cm">
          <text:p text:style-name="P1">Communication server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5cm" svg:height="1.25cm" svg:x="8.25cm" svg:y="19.25cm">
          <text:p text:style-name="P1">Backend Serve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cm" svg:height="1.25cm" svg:x="15cm" svg:y="19.25cm">
          <text:p text:style-name="P1">Whiteboard?Notepad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512cm" svg:height="1.188cm" svg:x="1.738cm" svg:y="25.562cm">
          <text:p text:style-name="P1">WebRTC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75cm" svg:height="1.5cm" svg:x="8.25cm" svg:y="25.5cm">
          <text:p text:style-name="P1">Instant meeting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25cm" svg:height="3.25cm" svg:x="16.25cm" svg:y="25.45cm">
          <text:p text:style-name="P1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3" draw:layer="layout" svg:width="3.749cm" svg:height="3.5cm" svg:x="10.501cm" svg:y="11.5cm">
          <text:p text:style-name="P1">API Services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2.75cm" svg:y1="20.749cm" svg:x2="2.75cm" svg:y2="25.5cm">
          <text:p/>
        </draw:line>
        <draw:line draw:style-name="gr15" draw:text-style-name="P4" draw:layer="layout" svg:x1="10.5cm" svg:y1="20.25cm" svg:x2="10.5cm" svg:y2="25.5cm">
          <text:p/>
        </draw:line>
        <draw:line draw:style-name="gr16" draw:text-style-name="P4" draw:layer="layout" svg:x1="7.75cm" svg:y1="9.25cm" svg:x2="1.25cm" svg:y2="19cm">
          <text:p/>
        </draw:line>
        <draw:line draw:style-name="gr17" draw:text-style-name="P4" draw:layer="layout" svg:x1="2.5cm" svg:y1="19cm" svg:x2="8.5cm" svg:y2="9.5cm">
          <text:p/>
        </draw:line>
        <draw:line draw:style-name="gr18" draw:text-style-name="P4" draw:layer="layout" svg:x1="9.25cm" svg:y1="9.25cm" svg:x2="9cm" svg:y2="19.25cm">
          <text:p/>
        </draw:line>
        <draw:line draw:style-name="gr19" draw:text-style-name="P4" draw:layer="layout" svg:x1="10cm" svg:y1="19cm" svg:x2="10cm" svg:y2="9.5cm">
          <text:p/>
        </draw:line>
        <draw:line draw:style-name="gr20" draw:text-style-name="P4" draw:layer="layout" svg:x1="13cm" svg:y1="9.25cm" svg:x2="20cm" svg:y2="19.25cm">
          <text:p/>
        </draw:line>
        <draw:line draw:style-name="gr21" draw:text-style-name="P4" draw:layer="layout" svg:x1="12.5cm" svg:y1="14.999cm" svg:x2="12.5cm" svg:y2="19.25cm">
          <text:p/>
        </draw:line>
        <draw:frame draw:style-name="gr22" draw:text-style-name="P5" draw:layer="layout" svg:width="5.25cm" svg:height="2.384cm" svg:x="1cm" svg:y="10.616cm">
          <draw:text-box>
            <text:p>Communication <text:line-break/>server</text:p>
          </draw:text-box>
        </draw:frame>
        <draw:frame draw:style-name="gr23" draw:text-style-name="P5" draw:layer="layout" svg:width="4cm" svg:height="1.25cm" svg:x="5.75cm" svg:y="15cm">
          <draw:text-box>
            <text:p>Sync data</text:p>
          </draw:text-box>
        </draw:frame>
        <draw:frame draw:style-name="gr24" draw:text-style-name="P5" draw:layer="layout" svg:width="2.623cm" svg:height="1.25cm" svg:x="12.627cm" svg:y="16.5cm">
          <draw:text-box>
            <text:p>assist</text:p>
          </draw:text-box>
        </draw:frame>
        <draw:frame draw:style-name="gr25" draw:text-style-name="P5" draw:layer="layout" svg:width="4.312cm" svg:height="0.962cm" svg:x="15.75cm" svg:y="12.038cm">
          <draw:text-box>
            <text:p>tools/features</text:p>
          </draw:text-box>
        </draw:frame>
        <draw:line draw:style-name="gr26" draw:text-style-name="P6" draw:layer="layout" svg:x1="17.25cm" svg:y1="20.5cm" svg:x2="17.25cm" svg:y2="25.25cm">
          <text:p/>
        </draw:line>
        <draw:line draw:style-name="gr27" draw:text-style-name="P7" draw:layer="layout" svg:x1="17.75cm" svg:y1="20.5cm" svg:x2="17.75cm" svg:y2="25.25cm">
          <text:p/>
        </draw:line>
        <draw:custom-shape draw:style-name="gr28" draw:text-style-name="P9" draw:layer="layout" svg:width="4.5cm" svg:height="2.75cm" svg:x="8.25cm" svg:y="21.5cm">
          <text:p text:style-name="P8">Chat</text:p>
          <text:p text:style-name="P8">servic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draw:layer="layout" svg:width="4.25cm" svg:height="2.25cm" svg:x="1cm" svg:y="22cm">
          <text:p text:style-name="P8">video/aud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5cm" svg:height="2cm" svg:x="15cm" svg:y="22cm">
          <text:p text:style-name="P8">Store/ <text:line-break/>retrie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7cm" svg:height="1.5cm" svg:x="6.75cm" svg:y="2.75cm">
          <text:p text:style-name="P1">Authentic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draw:layer="layout" svg:width="8.75cm" svg:height="1.5cm" svg:x="5.25cm" svg:y="-1.5cm">
          <text:p text:style-name="P1">Level 1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  <draw:page draw:name="page3" draw:style-name="dp1" draw:master-page-name="Default"/>
      <draw:page draw:name="page4" draw:style-name="dp1" draw:master-page-name="Default">
        <draw:custom-shape draw:style-name="gr33" draw:text-style-name="P2" draw:layer="layout" svg:width="2.999cm" svg:height="1cm" svg:x="8.751cm" svg:y="1.75cm">
          <text:p text:style-name="P1">User 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3.5cm" svg:height="1cm" svg:x="8.5cm" svg:y="5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5.25cm" svg:height="1.25cm" svg:x="7.75cm" svg:y="8cm">
          <text:p text:style-name="P1">Web/App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25cm" svg:y1="2.75cm" svg:x2="10.25cm" svg:y2="5cm">
          <text:p/>
        </draw:line>
        <draw:line draw:style-name="gr5" draw:text-style-name="P4" draw:layer="layout" svg:x1="10.25cm" svg:y1="6cm" svg:x2="10.25cm" svg:y2="8cm">
          <text:p/>
        </draw:line>
        <draw:frame draw:style-name="gr36" draw:text-style-name="P5" draw:layer="layout" svg:width="2.229cm" svg:height="1cm" svg:x="11cm" svg:y="3.5cm">
          <draw:text-box>
            <text:p>Login </text:p>
          </draw:text-box>
        </draw:frame>
        <draw:frame draw:style-name="gr37" draw:text-style-name="P5" draw:layer="layout" svg:width="0.001cm" svg:height="1.187cm" svg:x="-5.5cm" svg:y="5.5cm">
          <draw:text-box>
            <text:p/>
          </draw:text-box>
        </draw:frame>
        <draw:frame draw:style-name="gr38" draw:text-style-name="P5" draw:layer="layout" svg:width="2.75cm" svg:height="1.673cm" svg:x="11cm" svg:y="6.5cm">
          <draw:text-box>
            <text:p>verified</text:p>
          </draw:text-box>
        </draw:frame>
        <draw:custom-shape draw:style-name="gr39" draw:text-style-name="P3" draw:layer="layout" svg:width="5cm" svg:height="1.25cm" svg:x="1cm" svg:y="19.25cm">
          <text:p text:style-name="P1">Communication server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5.5cm" svg:height="1.25cm" svg:x="8.25cm" svg:y="19.25cm">
          <text:p text:style-name="P1">Backend Server</text:p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5cm" svg:height="1.25cm" svg:x="15cm" svg:y="19.25cm">
          <text:p text:style-name="P1">Whiteboard?Notepad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4.512cm" svg:height="1.188cm" svg:x="1.738cm" svg:y="25.562cm">
          <text:p text:style-name="P1">WebRTC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5.75cm" svg:height="1.5cm" svg:x="8.25cm" svg:y="25.5cm">
          <text:p text:style-name="P1">Instant meeting</text:p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3.25cm" svg:height="3.25cm" svg:x="16.25cm" svg:y="24cm">
          <text:p text:style-name="P1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4" draw:text-style-name="P3" draw:layer="layout" svg:width="3.749cm" svg:height="3.5cm" svg:x="10.501cm" svg:y="11.5cm">
          <text:p text:style-name="P1">API Services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2.75cm" svg:y1="20.749cm" svg:x2="2.75cm" svg:y2="25.5cm">
          <text:p/>
        </draw:line>
        <draw:line draw:style-name="gr15" draw:text-style-name="P4" draw:layer="layout" svg:x1="10.5cm" svg:y1="20.749cm" svg:x2="10.5cm" svg:y2="25.25cm">
          <text:p/>
        </draw:line>
        <draw:line draw:style-name="gr45" draw:text-style-name="P4" draw:layer="layout" svg:x1="17.75cm" svg:y1="20.5cm" svg:x2="17.75cm" svg:y2="23.75cm">
          <text:p/>
        </draw:line>
        <draw:frame draw:style-name="gr46" draw:text-style-name="P5" draw:layer="layout" svg:width="3.749cm" svg:height="0.962cm" svg:x="2.751cm" svg:y="22.25cm">
          <draw:text-box>
            <text:p>video/audio</text:p>
          </draw:text-box>
        </draw:frame>
        <draw:frame draw:style-name="gr47" draw:text-style-name="P5" draw:layer="layout" svg:width="2.83cm" svg:height="1.673cm" svg:x="10.5cm" svg:y="21.827cm">
          <draw:text-box>
            <text:p>Chat</text:p>
            <text:p>services</text:p>
          </draw:text-box>
        </draw:frame>
        <draw:frame draw:style-name="gr48" draw:text-style-name="P5" draw:layer="layout" svg:width="3cm" svg:height="2.384cm" svg:x="17.5cm" svg:y="21.077cm">
          <draw:text-box>
            <text:p>Store/<text:line-break/>retrieve</text:p>
          </draw:text-box>
        </draw:frame>
        <draw:line draw:style-name="gr16" draw:text-style-name="P4" draw:layer="layout" svg:x1="7.75cm" svg:y1="9.25cm" svg:x2="1.25cm" svg:y2="19cm">
          <text:p/>
        </draw:line>
        <draw:line draw:style-name="gr17" draw:text-style-name="P4" draw:layer="layout" svg:x1="2.5cm" svg:y1="19cm" svg:x2="8.5cm" svg:y2="9.5cm">
          <text:p/>
        </draw:line>
        <draw:line draw:style-name="gr18" draw:text-style-name="P4" draw:layer="layout" svg:x1="9.25cm" svg:y1="9.25cm" svg:x2="9cm" svg:y2="19.25cm">
          <text:p/>
        </draw:line>
        <draw:line draw:style-name="gr19" draw:text-style-name="P4" draw:layer="layout" svg:x1="10cm" svg:y1="19cm" svg:x2="10cm" svg:y2="9.5cm">
          <text:p/>
        </draw:line>
        <draw:line draw:style-name="gr20" draw:text-style-name="P4" draw:layer="layout" svg:x1="13cm" svg:y1="9.25cm" svg:x2="20cm" svg:y2="19.25cm">
          <text:p/>
        </draw:line>
        <draw:line draw:style-name="gr21" draw:text-style-name="P4" draw:layer="layout" svg:x1="12.5cm" svg:y1="14.999cm" svg:x2="12.5cm" svg:y2="19.25cm">
          <text:p/>
        </draw:line>
        <draw:frame draw:style-name="gr48" draw:text-style-name="P5" draw:layer="layout" svg:width="5.25cm" svg:height="2.384cm" svg:x="1cm" svg:y="10.616cm">
          <draw:text-box>
            <text:p>Communication <text:line-break/>server</text:p>
          </draw:text-box>
        </draw:frame>
        <draw:frame draw:style-name="gr49" draw:text-style-name="P5" draw:layer="layout" svg:width="4cm" svg:height="1.25cm" svg:x="5.75cm" svg:y="15cm">
          <draw:text-box>
            <text:p>Sync data</text:p>
          </draw:text-box>
        </draw:frame>
        <draw:frame draw:style-name="gr50" draw:text-style-name="P5" draw:layer="layout" svg:width="2.623cm" svg:height="1.25cm" svg:x="12.627cm" svg:y="16.5cm">
          <draw:text-box>
            <text:p>assist</text:p>
          </draw:text-box>
        </draw:frame>
        <draw:frame draw:style-name="gr51" draw:text-style-name="P5" draw:layer="layout" svg:width="4.312cm" svg:height="0.962cm" svg:x="15.75cm" svg:y="12.038cm">
          <draw:text-box>
            <text:p>tools/featur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26T11:19:24.667000000</meta:creation-date>
    <dc:date>2025-03-26T12:33:06.070000000</dc:date>
    <meta:editing-duration>PT51M13S</meta:editing-duration>
    <meta:editing-cycles>5</meta:editing-cycles>
    <meta:generator>LibreOffice/24.2.5.2$Windows_X86_64 LibreOffice_project/bffef4ea93e59bebbeaf7f431bb02b1a39ee8a59</meta:generator>
    <meta:document-statistic meta:object-count="64"/>
  </office:meta>
</office:document-meta>
</file>